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ConsumerProcessor.JcaConsumerProcessor( Jms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ConsumerProcessor.onMessage( final Message messag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caConsumerProcess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aConsumerProcessor.sta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caConsumerProcessor.process( MessageExchange exchang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